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3.3693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5898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hod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full_key</text:p>
          </table:table-cell>
          <table:table-cell table:style-name="ce1" office:value-type="string" calcext:value-type="string">
            <text:p>discharge_current_min</text:p>
          </table:table-cell>
          <table:table-cell table:style-name="ce1" office:value-type="string" calcext:value-type="string">
            <text:p>discharge_current_max</text:p>
          </table:table-cell>
          <table:table-cell table:style-name="ce1" office:value-type="string" calcext:value-type="string">
            <text:p>mass_flow_min</text:p>
          </table:table-cell>
          <table:table-cell table:style-name="ce1" office:value-type="string" calcext:value-type="string">
            <text:p>mass_flow_max</text:p>
          </table:table-cell>
          <table:table-cell table:style-name="ce1" office:value-type="string" calcext:value-type="string">
            <text:p>neutral_temperature</text:p>
          </table:table-cell>
          <table:table-cell table:style-name="ce1" office:value-type="string" calcext:value-type="string">
            <text:p>potential_min</text:p>
          </table:table-cell>
          <table:table-cell table:style-name="ce1" office:value-type="string" calcext:value-type="string">
            <text:p>potential_max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23500</text:p>
          </table:table-cell>
          <table:table-cell office:value-type="string" calcext:value-type="string">
            <text:p>Xe/simulations/results/2000/insert/r202103042235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15 A) for two mass flow rate (3.7 sccm, 10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85153</text:p>
          </table:table-cell>
          <table:table-cell office:value-type="string" calcext:value-type="string">
            <text:p>Xe/simulations/results/2000/insert/r20210304185153</text:p>
          </table:table-cell>
          <table:table-cell table:number-columns-repeated="2" office:value-type="float" office:value="8.29" calcext:value-type="float">
            <text:p>8.2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8.29 A) and mass flow rate (2.4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85851</text:p>
          </table:table-cell>
          <table:table-cell office:value-type="string" calcext:value-type="string">
            <text:p>Xe/simulations/results/2000/insert/r20210304185851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13.2 A) and mass flow rate (3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25118</text:p>
          </table:table-cell>
          <table:table-cell office:value-type="string" calcext:value-type="string">
            <text:p>Xe/simulations/results/3000/insert/r202103042251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15 A) for two mass flow rate (3.7 sccm, 10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5144515</text:p>
          </table:table-cell>
          <table:table-cell office:value-type="string" calcext:value-type="string">
            <text:p>Xe/simulations/results/3000/insert/r202103051445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3-5 sccm) for single current (12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85359</text:p>
          </table:table-cell>
          <table:table-cell office:value-type="string" calcext:value-type="string">
            <text:p>Xe/simulations/results/3000/insert/r20210304185359</text:p>
          </table:table-cell>
          <table:table-cell table:number-columns-repeated="2" office:value-type="float" office:value="8.29" calcext:value-type="float">
            <text:p>8.2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8.29 A) and mass flow rate (2.4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90116</text:p>
          </table:table-cell>
          <table:table-cell office:value-type="string" calcext:value-type="string">
            <text:p>Xe/simulations/results/3000/insert/r20210304190116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13.2 A) and mass flow rate (3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30806</text:p>
          </table:table-cell>
          <table:table-cell office:value-type="string" calcext:value-type="string">
            <text:p>Xe/simulations/results/4000/insert/r202103042308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15 A) for two mass flow rate (3.7 sccm, 10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85623</text:p>
          </table:table-cell>
          <table:table-cell office:value-type="string" calcext:value-type="string">
            <text:p>Xe/simulations/results/4000/insert/r20210304185623</text:p>
          </table:table-cell>
          <table:table-cell table:number-columns-repeated="2" office:value-type="float" office:value="8.29" calcext:value-type="float">
            <text:p>8.2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8.29 A) and mass flow rate (2.4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star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90330</text:p>
          </table:table-cell>
          <table:table-cell office:value-type="string" calcext:value-type="string">
            <text:p>Xe/simulations/results/4000/insert/r20210304190330</text:p>
          </table:table-cell>
          <table:table-cell table:number-columns-repeated="2" office:value-type="float" office:value="13.2" calcext:value-type="float">
            <text:p>13.2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weep (2000-4000) for single discharge current (13.2 A) and mass flow rate (3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pl_lab6</text:p>
          </table:table-cell>
          <table:table-cell office:value-type="float" office:value="20210303" calcext:value-type="float">
            <text:p>20210303</text:p>
          </table:table-cell>
          <table:table-cell office:value-type="string" calcext:value-type="string">
            <text:p>r20210303211954</text:p>
          </table:table-cell>
          <table:table-cell office:value-type="string" calcext:value-type="string">
            <text:p>Xe/simulations/results/2000/insert/r2021030321195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20-100 A) for two mass flow rate (8 sccm, 1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pl_lab6</text:p>
          </table:table-cell>
          <table:table-cell office:value-type="float" office:value="20210303" calcext:value-type="float">
            <text:p>20210303</text:p>
          </table:table-cell>
          <table:table-cell office:value-type="string" calcext:value-type="string">
            <text:p>r20210303205237</text:p>
          </table:table-cell>
          <table:table-cell office:value-type="string" calcext:value-type="string">
            <text:p>Xe/simulations/results/3000/insert/r2021030320523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 test point (20 A, 8 sccm, 1 V) for debugging purpos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pl_lab6</text:p>
          </table:table-cell>
          <table:table-cell office:value-type="float" office:value="20210303" calcext:value-type="float">
            <text:p>20210303</text:p>
          </table:table-cell>
          <table:table-cell office:value-type="string" calcext:value-type="string">
            <text:p>r20210303213415</text:p>
          </table:table-cell>
          <table:table-cell office:value-type="string" calcext:value-type="string">
            <text:p>Xe/simulations/results/3000/insert/r202103032134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20-100 A) for two mass flow rate (8 sccm, 1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pl_lab6</text:p>
          </table:table-cell>
          <table:table-cell office:value-type="float" office:value="20210303" calcext:value-type="float">
            <text:p>20210303</text:p>
          </table:table-cell>
          <table:table-cell office:value-type="string" calcext:value-type="string">
            <text:p>r20210303214842</text:p>
          </table:table-cell>
          <table:table-cell office:value-type="string" calcext:value-type="string">
            <text:p>Xe/simulations/results/4000/insert/r2021030321484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20-100 A) for two mass flow rate (8 sccm, 1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171053</text:p>
          </table:table-cell>
          <table:table-cell office:value-type="string" calcext:value-type="string">
            <text:p>Xe/simulations/results/2000/insert/r2021030517105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4-10 sccm) for single current (22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92828</text:p>
          </table:table-cell>
          <table:table-cell office:value-type="string" calcext:value-type="string">
            <text:p>Xe/simulations/results/2000/insert/r2021030419282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discharge currents (10, 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163012</text:p>
          </table:table-cell>
          <table:table-cell office:value-type="string" calcext:value-type="string">
            <text:p>Xe/simulations/results/2000/insert/r2021030516301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8-26 A) for single flow rate (5.5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93119</text:p>
          </table:table-cell>
          <table:table-cell office:value-type="string" calcext:value-type="string">
            <text:p>Xe/simulations/results/3000/insert/r2021030419311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discharge currents (10, 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164507</text:p>
          </table:table-cell>
          <table:table-cell office:value-type="string" calcext:value-type="string">
            <text:p>Xe/simulations/results/3000/insert/r2021030516450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8-26 A) for single flow rate (5.5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174356</text:p>
          </table:table-cell>
          <table:table-cell office:value-type="string" calcext:value-type="string">
            <text:p>Xe/simulations/results/3000/insert/r202103041931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4-10 sccm) for single current (22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93415</text:p>
          </table:table-cell>
          <table:table-cell office:value-type="string" calcext:value-type="string">
            <text:p>Xe/simulations/results/4000/insert/r202103041934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discharge currents (10, 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170023</text:p>
          </table:table-cell>
          <table:table-cell office:value-type="string" calcext:value-type="string">
            <text:p>Xe/simulations/results/4000/insert/r2021030517002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8-26 A) for single flow rate (5.5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_do-2.0mm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11359</text:p>
          </table:table-cell>
          <table:table-cell office:value-type="string" calcext:value-type="string">
            <text:p>Xe/simulations/results/2000/insert/r2021030421135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single discharge current (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_do-2.0mm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11620</text:p>
          </table:table-cell>
          <table:table-cell office:value-type="string" calcext:value-type="string">
            <text:p>Xe/simulations/results/3000/insert/r202103042116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single discharge current (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xis_do-2.0mm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211840</text:p>
          </table:table-cell>
          <table:table-cell office:value-type="string" calcext:value-type="string">
            <text:p>Xe/simulations/results/4000/insert/r202103042118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 flow rates (5.5, 10 sccm) and single discharge current (25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xe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72101</text:p>
          </table:table-cell>
          <table:table-cell office:value-type="string" calcext:value-type="string">
            <text:p>Xe/simulations/results/2000/insert/r202103041721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single flow rate (0.5 A or 6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xe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72637</text:p>
          </table:table-cell>
          <table:table-cell office:value-type="string" calcext:value-type="string">
            <text:p>Xe/simulations/results/3000/insert/r202103041726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single flow rate (0.5 A or 6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xe</text:p>
          </table:table-cell>
          <table:table-cell office:value-type="float" office:value="20210304" calcext:value-type="float">
            <text:p>20210304</text:p>
          </table:table-cell>
          <table:table-cell office:value-type="string" calcext:value-type="string">
            <text:p>r20210304173212</text:p>
          </table:table-cell>
          <table:table-cell office:value-type="string" calcext:value-type="string">
            <text:p>Xe/simulations/results/4000/insert/r202103041732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single flow rate (0.5 A or 6.7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egfried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021601</text:p>
          </table:table-cell>
          <table:table-cell office:value-type="string" calcext:value-type="string">
            <text:p>Xe/simulations/results/2000/insert/r20210305021601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77" calcext:value-type="float">
            <text:p>1.77</text:p>
          </table:table-cell>
          <table:table-cell office:value-type="float" office:value="7.34" calcext:value-type="float">
            <text:p>7.3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1.77-7.34 sccm) for single current (2.3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egfried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022632</text:p>
          </table:table-cell>
          <table:table-cell office:value-type="string" calcext:value-type="string">
            <text:p>Xe/simulations/results/3000/insert/r2021030502263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77" calcext:value-type="float">
            <text:p>1.77</text:p>
          </table:table-cell>
          <table:table-cell office:value-type="float" office:value="7.34" calcext:value-type="float">
            <text:p>7.34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1.77-7.34 sccm) for single current (2.3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egfried</text:p>
          </table:table-cell>
          <table:table-cell office:value-type="float" office:value="20210305" calcext:value-type="float">
            <text:p>20210305</text:p>
          </table:table-cell>
          <table:table-cell office:value-type="string" calcext:value-type="string">
            <text:p>r20210305023703</text:p>
          </table:table-cell>
          <table:table-cell office:value-type="string" calcext:value-type="string">
            <text:p>Xe/simulations/results/4000/insert/r20210305023703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77" calcext:value-type="float">
            <text:p>1.77</text:p>
          </table:table-cell>
          <table:table-cell office:value-type="float" office:value="7.34" calcext:value-type="float">
            <text:p>7.3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 flow rate sweep (1.77-7.34 sccm) for single current (2.3 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iedly</text:p>
          </table:table-cell>
          <table:table-cell office:value-type="float" office:value="20210306" calcext:value-type="float">
            <text:p>20210306</text:p>
          </table:table-cell>
          <table:table-cell office:value-type="string" calcext:value-type="string">
            <text:p>r20210306023131</text:p>
          </table:table-cell>
          <table:table-cell office:value-type="string" calcext:value-type="string">
            <text:p>Xe/simulations/results/2000/insert/r2021030602313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60 A) for single flow rate (0.37 A or 5.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iedly</text:p>
          </table:table-cell>
          <table:table-cell office:value-type="float" office:value="20210306" calcext:value-type="float">
            <text:p>20210306</text:p>
          </table:table-cell>
          <table:table-cell office:value-type="string" calcext:value-type="string">
            <text:p>r20210306174156</text:p>
          </table:table-cell>
          <table:table-cell office:value-type="string" calcext:value-type="string">
            <text:p>Xe/simulations/results/3000/insert/r2021030617415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60 A) for single flow rate (0.37 A or 5.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iedly</text:p>
          </table:table-cell>
          <table:table-cell office:value-type="float" office:value="20210306" calcext:value-type="float">
            <text:p>20210306</text:p>
          </table:table-cell>
          <table:table-cell office:value-type="string" calcext:value-type="string">
            <text:p>r20210306180132</text:p>
          </table:table-cell>
          <table:table-cell office:value-type="string" calcext:value-type="string">
            <text:p>Xe/simulations/results/4000/insert/r2021030618013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5-60 A) for single flow rate (0.37 A or 5.2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HC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70903</text:p>
          </table:table-cell>
          <table:table-cell office:value-type="string" calcext:value-type="string">
            <text:p>Ar/simulations/results/2000/insert/r20210309170903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00-307 A) for single flow rate (109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HC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73700</text:p>
          </table:table-cell>
          <table:table-cell office:value-type="string" calcext:value-type="string">
            <text:p>Ar/simulations/results/3000/insert/r20210309173700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00-307 A) for single flow rate (109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HC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80518</text:p>
          </table:table-cell>
          <table:table-cell office:value-type="string" calcext:value-type="string">
            <text:p>Ar/simulations/results/4000/insert/r20210309180518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00-307 A) for single flow rate (109 sccm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ar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70114</text:p>
          </table:table-cell>
          <table:table-cell office:value-type="string" calcext:value-type="string">
            <text:p>Ar/simulations/results/2000/insert/r20210309170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two mass flow rate (0.5 eqA, 0.93 eq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ar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80313</text:p>
          </table:table-cell>
          <table:table-cell office:value-type="string" calcext:value-type="string">
            <text:p>Ar/simulations/results/3000/insert/r202103091803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two mass flow rate (0.5 eqA, 0.93 eqA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hi_ar</text:p>
          </table:table-cell>
          <table:table-cell office:value-type="float" office:value="20210309" calcext:value-type="float">
            <text:p>20210309</text:p>
          </table:table-cell>
          <table:table-cell office:value-type="string" calcext:value-type="string">
            <text:p>r20210309190430</text:p>
          </table:table-cell>
          <table:table-cell office:value-type="string" calcext:value-type="string">
            <text:p>Ar/simulations/results/4000/insert/r202103091904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harge current sweep (1-20 A) for two mass flow rate (0.5 eqA, 0.93 eqA)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41:13.742711669</meta:creation-date>
    <dc:date>2021-03-09T14:08:23.883248222</dc:date>
    <meta:editing-duration>P1DT4H26M43S</meta:editing-duration>
    <meta:editing-cycles>60</meta:editing-cycles>
    <meta:generator>LibreOffice/6.4.6.2$Linux_X86_64 LibreOffice_project/40$Build-2</meta:generator>
    <meta:document-statistic meta:table-count="1" meta:cell-count="492" meta:object-count="0"/>
  </office:meta>
</office:document-meta>
</file>